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IvyFileAction.run( IAction a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OpenIvyFileAction.selectionChanged( IAction a , IvyClasspathContainer ivy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